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29" style:family="paragraph" style:parent-style-name="Text_20_body">
      <style:paragraph-properties fo:margin-top="0cm" fo:margin-bottom="0cm" fo:line-height="179%" style:writing-mode="lr-tb"/>
    </style:style>
    <style:style style:name="P30" style:family="paragraph" style:parent-style-name="Table_20_Contents">
      <style:text-properties style:language-asian="ja" style:country-asian="JP"/>
    </style:style>
    <style:style style:name="P31" style:family="paragraph" style:parent-style-name="Table_20_Contents" style:list-style-name="L1">
      <style:text-properties style:language-asian="ja" style:country-asian="JP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140670804147260169" text:style-name="L1">
              <text:list-item>
                <text:p text:style-name="P31">昨日のお電話のとおり、残業をつけます。</text:p>
              </text:list-item>
              <text:list-item>
                <text:p text:style-name="P31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31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>@@@</text:p>
      <text:p text:style-name="P5"/>
      <text:p text:style-name="P5"/>
      <text:p text:style-name="P5"/>
      <text:p text:style-name="P5"/>
      <text:p text:style-name="P4">-------------------------------------------------------- [STEPS] 20190602_101421</text:p>
      <text:list xml:id="list3520730463601651327" text:style-name="L2">
        <text:list-item>
          <text:p text:style-name="P22">image file</text:p>
          <text:list>
            <text:list-item>
              <text:p text:style-name="P22">copy to : C:\WORKS_2\WS\WS_Others\towa_corpo</text:p>
            </text:list-item>
            <text:list-item>
              <text:p text:style-name="P22">change → file name</text:p>
            </text:list-item>
            <text:list-item>
              <text:p text:style-name="P22">DUP</text:p>
            </text:list-item>
            <text:list-item>
              <text:p text:style-name="P22">open the orig with paint</text:p>
            </text:list-item>
            <text:list-item>
              <text:p text:style-name="P22">change size → 25 %</text:p>
            </text:list-item>
            <text:list-item>
              <text:p text:style-name="P22">close paint</text:p>
            </text:list-item>
          </text:list>
        </text:list-item>
        <text:list-item>
          <text:p text:style-name="P23">email</text:p>
          <text:list>
            <text:list-item>
              <text:p text:style-name="P23"><text:soft-page-break/>C – N (new mail)</text:p>
            </text:list-item>
            <text:list-item>
              <text:p text:style-name="P23">attach image file</text:p>
            </text:list-item>
            <text:list-item>
              <text:p text:style-name="P23">open in-mail image file</text:p>
            </text:list-item>
            <text:list-item>
              <text:p text:style-name="P23">validate</text:p>
              <text:list>
                <text:list-item>
                  <text:p text:style-name="P23">終了時刻</text:p>
                </text:list-item>
                <text:list-item>
                  <text:p text:style-name="P23">職長サイン</text:p>
                </text:list-item>
              </text:list>
            </text:list-item>
          </text:list>
        </text:list-item>
        <text:list-item>
          <text:p text:style-name="P22">doc</text:p>
          <text:list>
            <text:list-item>
              <text:p text:style-name="P22">prev lines → DUP</text:p>
            </text:list-item>
            <text:list-item>
              <text:p text:style-name="P22">enter data, esp.</text:p>
              <text:list>
                <text:list-item>
                  <text:p text:style-name="P22">作業日</text:p>
                </text:list-item>
                <text:list-item>
                  <text:p text:style-name="P22">発注者</text:p>
                </text:list-item>
                <text:list-item>
                  <text:p text:style-name="P22">工事件名</text:p>
                </text:list-item>
                <text:list-item>
                  <text:p text:style-name="P23">作業時間</text:p>
                </text:list-item>
              </text:list>
            </text:list-item>
          </text:list>
        </text:list-item>
        <text:list-item>
          <text:p text:style-name="P19">email</text:p>
          <text:list>
            <text:list-item>
              <text:p text:style-name="P19">C/P</text:p>
              <text:list>
                <text:list-item>
                  <text:p text:style-name="P20">本文</text:p>
                </text:list-item>
                <text:list-item>
                  <text:p text:style-name="P19">subject</text:p>
                </text:list-item>
              </text:list>
            </text:list-item>
            <text:list-item>
              <text:p text:style-name="P20">F6 (“To”) → “yoko” &gt; Ret</text:p>
            </text:list-item>
            <text:list-item>
              <text:p text:style-name="P20">C – Ret (send)</text:p>
            </text:list-item>
            <text:list-item>
              <text:p text:style-name="P20">review → sent mail</text:p>
              <text:list>
                <text:list-item>
                  <text:p text:style-name="P20">送信先</text:p>
                </text:list-item>
                <text:list-item>
                  <text:p text:style-name="P20">日付</text:p>
                  <text:list>
                    <text:list-item>
                      <text:p text:style-name="P20">日報に書いた日付</text:p>
                    </text:list-item>
                    <text:list-item>
                      <text:p text:style-name="P20">メールの「件名」の日付（日報のそれと同じか？）</text:p>
                    </text:list-item>
                  </text:list>
                </text:list-item>
                <text:list-item>
                  <text:p text:style-name="P20">サイン</text:p>
                </text:list-item>
                <text:list-item>
                  <text:p text:style-name="P20">時間</text:p>
                </text:list-item>
              </text:list>
            </text:list-item>
          </text:list>
        </text:list-item>
        <text:list-item>
          <text:p text:style-name="P20"><text:soft-page-break/>doc</text:p>
          <text:list>
            <text:list-item>
              <text:p text:style-name="P20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1-25T13:46:10.08</dc:date>
    <dc:creator>iwabuchi ken</dc:creator>
    <meta:editing-duration>PT5H42M10S</meta:editing-duration>
    <meta:editing-cycles>35</meta:editing-cycles>
    <meta:generator>OpenOffice/4.1.3$Win32 OpenOffice.org_project/413m1$Build-9783</meta:generator>
    <meta:document-statistic meta:table-count="23" meta:image-count="0" meta:object-count="0" meta:page-count="18" meta:paragraph-count="683" meta:word-count="3495" meta:character-count="7244"/>
  </office:meta>
</office:document-meta>
</file>